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6pt" officeooo:rsid="00172d9d" officeooo:paragraph-rsid="00172d9d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ce181e" fo:font-size="16pt" fo:language="ru" fo:country="RU" officeooo:rsid="0018c12d" officeooo:paragraph-rsid="0018c12d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fo:font-size="16pt" officeooo:rsid="00172d9d" officeooo:paragraph-rsid="00172d9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000000" fo:font-size="16pt" officeooo:rsid="00172d9d" officeooo:paragraph-rsid="00172d9d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fo:font-size="16pt" fo:language="en" fo:country="US" officeooo:rsid="0018c12d" officeooo:paragraph-rsid="0018c12d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000000" fo:font-size="16pt" fo:language="ru" fo:country="RU" officeooo:rsid="0018997e" officeooo:paragraph-rsid="0018997e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000000" fo:font-size="16pt" fo:language="ru" fo:country="RU" officeooo:rsid="0018c12d" officeooo:paragraph-rsid="0018c12d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000000" fo:font-size="16pt" fo:language="en" fo:country="GB" officeooo:rsid="0018c12d" officeooo:paragraph-rsid="0018c12d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ed1c24" fo:font-size="16pt" officeooo:rsid="0018997e" officeooo:paragraph-rsid="0018997e" style:font-size-asian="16pt" style:font-size-complex="16pt"/>
    </style:style>
    <style:style style:name="T1" style:family="text">
      <style:text-properties officeooo:rsid="0018997e"/>
    </style:style>
    <style:style style:name="T2" style:family="text">
      <style:text-properties fo:language="en" fo:country="US"/>
    </style:style>
    <style:style style:name="T3" style:family="text">
      <style:text-properties fo:language="uk" fo:country="UA"/>
    </style:style>
    <style:style style:name="T4" style:family="text">
      <style:text-properties fo:language="en" fo:country="GB"/>
    </style:style>
    <style:style style:name="T5" style:family="text">
      <style:text-properties officeooo:rsid="0018c12d"/>
    </style:style>
    <style:style style:name="T6" style:family="text">
      <style:text-properties fo:color="#ce181e" fo:font-size="26pt" style:font-size-asian="22.75pt" style:font-size-complex="26pt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language="uk" fo:country="UA"/>
    </style:style>
    <style:style style:name="T9" style:family="text">
      <style:text-properties fo:font-variant="normal" fo:text-transform="none" fo:letter-spacing="normal" fo:language="en" fo:country="GB"/>
    </style:style>
    <style:style style:name="T10" style:family="text">
      <style:text-properties fo:font-variant="normal" fo:text-transform="none" fo:letter-spacing="normal" fo:language="en" fo:country="GB" officeooo:rsid="00172d9d"/>
    </style:style>
    <style:style style:name="T11" style:family="text">
      <style:text-properties fo:font-variant="normal" fo:text-transform="none" fo:letter-spacing="normal" fo:language="ru" fo:country="RU"/>
    </style:style>
    <style:style style:name="T12" style:family="text">
      <style:text-properties fo:font-variant="normal" fo:text-transform="none" fo:letter-spacing="normal" fo:language="en" fo:country="US"/>
    </style:style>
  </office:automatic-styles>
  <office:body>
    <office:text>
      <office:forms form:automatic-focus="false" form:apply-design-mode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3</text:p>
      <text:p text:style-name="P4">Однозначные и многозначные функции. <text:span text:style-name="T1">Неявные и параметрические функции.</text:span></text:p>
      <text:p text:style-name="P4"/>
      <text:p text:style-name="P3">f: X —&gt; Y</text:p>
      <text:p text:style-name="P9">Однозначная функция:</text:p>
      <text:p text:style-name="P6">Функция однозначная, если любому <text:span text:style-name="T2">x </text:span><text:span text:style-name="T3">из множества </text:span><text:span text:style-name="T4">X </text:span><text:span text:style-name="T3">соответствует единственн</text:span>ый <text:span text:style-name="T2">y </text:span><text:span text:style-name="T3">из множества </text:span><text:span text:style-name="T4">Y</text:span></text:p>
      <text:p text:style-name="P9">Однозначная многозначная:</text:p>
      <text:p text:style-name="P6">Функция многозначная, если любому <text:span text:style-name="T2">x </text:span><text:span text:style-name="T3">из множества </text:span><text:span text:style-name="T4">X</text:span><text:span text:style-name="T3"> соответствует </text:span>несколько или бесконечно много <text:span text:style-name="T2">y </text:span><text:span text:style-name="T3">из множества </text:span><text:span text:style-name="T4">Y</text:span>.</text:p>
      <text:p text:style-name="P6"/>
      <text:p text:style-name="P6">Обычно многозначные <text:span text:style-name="T5">функции задаются параметрически или неявно.</text:span></text:p>
      <text:p text:style-name="P6"/>
      <text:p text:style-name="P2">Параметрически заданная функция:</text:p>
      <text:p text:style-name="P7">Задана система двух уравнений:</text:p>
      <text:p text:style-name="P7"><text:span text:style-name="T4">(</text:span><text:span text:style-name="T6">СИСТЕМА УРАВНЕНИЙ)</text:span></text:p>
      <text:p text:style-name="P8">x = x(t)</text:p>
      <text:p text:style-name="P8">y = y(t)</text:p>
      <text:p text:style-name="P8">t<text:span text:style-name="T3"> є </text:span>[<text:span text:style-name="T2">T1, T2</text:span>]</text:p>
      <text:p text:style-name="P7">При изменении <text:span text:style-name="T2">t </text:span><text:span text:style-name="T3">точка плоскости будет <text:s/>опис</text:span>ывать кривую</text:p>
      <text:p text:style-name="P5"><text:span text:style-name="T7">∀t </text:span><text:span text:style-name="T8">є </text:span><text:span text:style-name="T9">[</text:span><text:span text:style-name="T7">T1, T2</text:span><text:span text:style-name="T9">] </text:span><text:span text:style-name="T10">—&gt; </text:span><text:span text:style-name="T9">x(t) </text:span><text:span text:style-name="T11">и </text:span><text:span text:style-name="T7">y(t)</text:span></text:p>
      <text:p text:style-name="P2"><text:span text:style-name="T7">Функция заданная неявно:</text:span></text:p>
      <text:p text:style-name="P7"><text:span text:style-name="T7">Если каждому </text:span><text:span text:style-name="T12">x </text:span><text:span text:style-name="T8">соответствует </text:span><text:span text:style-name="T9">y(1 </text:span><text:span text:style-name="T7">или несколько), который вместе с </text:span><text:span text:style-name="T12">x </text:span><text:span text:style-name="T8">удовлетворяет удовлетворяет уравнени</text:span><text:span text:style-name="T7">ю</text:span><text:span text:style-name="T8"> </text:span><text:span text:style-name="T9">P(x,y)=0, </text:span><text:span text:style-name="T7">то говорят, что задана неявная функция </text:span><text:span text:style-name="T12">y = f(x)</text:span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20:57:24.451000000</meta:creation-date>
    <dc:date>2018-12-21T13:47:21.756000000</dc:date>
    <meta:editing-duration>PT21S</meta:editing-duration>
    <meta:editing-cycles>1</meta:editing-cycles>
    <meta:document-statistic meta:table-count="0" meta:image-count="0" meta:object-count="0" meta:page-count="1" meta:paragraph-count="18" meta:word-count="117" meta:character-count="774" meta:non-whitespace-character-count="674"/>
    <meta:generator>LibreOffice/6.0.3.2$Windows_X86_64 LibreOffice_project/8f48d515416608e3a835360314dac7e47fd0b821</meta:generator>
  </office:meta>
</office:document-meta>
</file>